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678b" officeooo:paragraph-rsid="0012678b"/>
    </style:style>
    <style:style style:name="P2" style:family="paragraph" style:parent-style-name="Standard">
      <style:paragraph-properties fo:text-align="start" style:justify-single-word="false"/>
      <style:text-properties officeooo:rsid="0012678b" officeooo:paragraph-rsid="0012678b"/>
    </style:style>
    <style:style style:name="P3" style:family="paragraph" style:parent-style-name="Standard">
      <style:paragraph-properties fo:text-align="start" style:justify-single-word="false"/>
      <style:text-properties fo:font-style="normal" fo:font-weight="bold" officeooo:paragraph-rsid="0012678b"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bold" officeooo:rsid="00139926" officeooo:paragraph-rsid="00139926"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fo:font-weight="normal" officeooo:rsid="00139926" officeooo:paragraph-rsid="00139926"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1615e1" officeooo:paragraph-rsid="001615e1"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officeooo:rsid="001615e1" officeooo:paragraph-rsid="0017c30b"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officeooo:rsid="0012678b" officeooo:paragraph-rsid="001789b4"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tyle="normal" fo:font-weight="normal" officeooo:rsid="0012678b" officeooo:paragraph-rsid="001789b4"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bold" officeooo:rsid="00139926" officeooo:paragraph-rsid="00139926"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fo:font-weight="bold" officeooo:rsid="00139926" officeooo:paragraph-rsid="001789b4"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tyle="normal" fo:font-weight="bold" officeooo:rsid="0012678b" officeooo:paragraph-rsid="001789b4"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weight="bold" officeooo:rsid="0012678b" officeooo:paragraph-rsid="0012678b" style:font-weight-asian="bold" style:font-weight-complex="bold"/>
    </style:style>
    <style:style style:name="P14" style:family="paragraph" style:parent-style-name="Standard">
      <style:paragraph-properties fo:text-align="start" style:justify-single-word="false"/>
      <style:text-properties fo:font-weight="normal" officeooo:rsid="00163cdb" officeooo:paragraph-rsid="00163cdb" style:font-weight-asian="normal" style:font-weight-complex="normal"/>
    </style:style>
    <style:style style:name="P15" style:family="paragraph" style:parent-style-name="Standard">
      <style:paragraph-properties fo:text-align="center" style:justify-single-word="false"/>
      <style:text-properties fo:font-size="14pt" fo:font-weight="bold" officeooo:rsid="0012678b" officeooo:paragraph-rsid="0017c30b"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3pt" fo:font-weight="bold" officeooo:rsid="0012678b" officeooo:paragraph-rsid="0012678b"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size="13pt" fo:font-style="normal" fo:font-weight="bold" officeooo:paragraph-rsid="0012678b" style:font-size-asian="13pt" style:font-style-asian="normal" style:font-weight-asian="bold" style:font-size-complex="13pt" style:font-style-complex="normal" style:font-weight-complex="bold"/>
    </style:style>
    <style:style style:name="T1" style:family="text">
      <style:text-properties officeooo:rsid="0012678b"/>
    </style:style>
    <style:style style:name="T2" style:family="text">
      <style:text-properties fo:font-weight="normal" style:font-weight-asian="normal" style:font-weight-complex="normal"/>
    </style:style>
    <style:style style:name="T3" style:family="text">
      <style:text-properties fo:font-weight="normal" officeooo:rsid="001615e1" style:font-weight-asian="normal" style:font-weight-complex="normal"/>
    </style:style>
    <style:style style:name="T4" style:family="text">
      <style:text-properties fo:font-weight="normal" officeooo:rsid="001789b4" style:font-weight-asian="normal" style:font-weight-complex="normal"/>
    </style:style>
    <style:style style:name="T5" style:family="text">
      <style:text-properties fo:color="#f3ec79" style:font-name="Monospace" fo:font-size="10pt" fo:font-weight="normal" fo:background-color="#373737" loext:char-shading-value="0" style:font-size-asian="10pt" style:font-weight-asian="normal" style:font-weight-complex="normal"/>
    </style:style>
    <style:style style:name="T6" style:family="text">
      <style:text-properties officeooo:rsid="00139926"/>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officeooo:rsid="00174c51" style:font-style-asian="italic" style:font-style-complex="italic"/>
    </style:style>
    <style:style style:name="T9" style:family="text">
      <style:text-properties officeooo:rsid="00163cdb"/>
    </style:style>
    <style:style style:name="T10" style:family="text">
      <style:text-properties officeooo:rsid="00174c51"/>
    </style:style>
    <style:style style:name="T11" style:family="text">
      <style:text-properties fo:font-style="normal" officeooo:rsid="00174c51" style:font-style-asian="normal" style:font-style-complex="normal"/>
    </style:style>
    <style:style style:name="T12" style:family="text">
      <style:text-properties officeooo:rsid="001789b4"/>
    </style:style>
    <style:style style:name="T13" style:family="text">
      <style:text-properties fo:font-weight="bold" officeooo:rsid="001789b4" style:font-weight-asian="bold" style:font-weight-complex="bold"/>
    </style:style>
    <style:style style:name="T14" style:family="text">
      <style:text-properties officeooo:rsid="0017c30b"/>
    </style:style>
    <style:style style:name="T15" style:family="text">
      <style:text-properties officeooo:rsid="001615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François</text:p>
      <text:p text:style-name="P1">SALAMANI Léandre</text:p>
      <text:p text:style-name="P1">SAULLE Laura</text:p>
      <text:p text:style-name="P1"/>
      <text:p text:style-name="P1"/>
      <text:p text:style-name="P15">Compte-rendu <text:span text:style-name="T14">- Héritage</text:span></text:p>
      <text:p text:style-name="P2"/>
      <text:p text:style-name="P16"><text:span text:style-name="T14">1</text:span>. Échauffement</text:p>
      <text:p text:style-name="P13"/>
      <text:p text:style-name="P14">Le but de cet échauffement étant de travailler l’hérédité, nous devons comprendre la subtilité entre le comportement des classes ABC et DEF.</text:p>
      <text:p text:style-name="P2"/>
      <text:p text:style-name="P2">1. <text:span text:style-name="T9">La s</text:span>ortie du programme <text:span text:style-name="T9">ABC est </text:span>:</text:p>
      <text:p text:style-name="P2"><text:tab/>C un 42</text:p>
      <text:p text:style-name="P2"><text:tab/>B un X</text:p>
      <text:p text:style-name="P2"><text:tab/>C un 42</text:p>
      <text:p text:style-name="P2"><text:tab/>A deux</text:p>
      <text:p text:style-name="P2"/>
      <text:p text:style-name="P2">2. <text:span text:style-name="T10">Afin d’afficher le résultat attendu, nous avons fait de la classe D une classe abstraite, avec une implémentation pour un </text:span><text:span text:style-name="T8">int. </text:span><text:span text:style-name="T11">La classe E qui implémente la classe D doit définir ses deux méthodes abstraites ; elle peut donc afficher un </text:span><text:span text:style-name="T8">char</text:span><text:span text:style-name="T11"> et un </text:span><text:span text:style-name="T8">String</text:span><text:span text:style-name="T11"> (elle aura besoin de D pour un </text:span><text:span text:style-name="T8">int</text:span><text:span text:style-name="T11">). La classe F doit afficher un </text:span><text:span text:style-name="T8">String</text:span><text:span text:style-name="T11">, elle redéfinit la méthode ; idem pour la méthode </text:span><text:span text:style-name="T8">deux().</text:span></text:p>
      <text:p text:style-name="P2"/>
      <text:p text:style-name="P17"><text:span text:style-name="T14">2. </text:span><text:bookmark text:name="orgd92ff48"/>Documents et alignement</text:p>
      <text:p text:style-name="P3"/>
      <text:p text:style-name="P12"><text:span text:style-name="T6">2</text:span>.<text:span text:style-name="T6">1. Paragraphes</text:span></text:p>
      <text:p text:style-name="P8"><text:span text:style-name="T6">1. Pour permettre un alignement différent, nous devons créer deux classes qui héritent de Paragraphe, et ainsi la déclaration du Paragraphe devient :</text:span></text:p>
      <text:p text:style-name="P9"><text:span text:style-name="T13"/></text:p>
      <text:p text:style-name="P9"><text:span text:style-name="T13">p = new ParagrapheDroite() ;</text:span></text:p>
      <text:p text:style-name="P9"><text:span text:style-name="T12">ou</text:span></text:p>
      <text:p text:style-name="P9"><text:span text:style-name="T13"><text:s/>p = new ParagrapheGauche() ;</text:span></text:p>
      <text:p text:style-name="P9"/>
      <text:p text:style-name="P8"><text:span text:style-name="T5"/></text:p>
      <text:p text:style-name="P5">Nous utilisons également des paragraphes dans BlocDeTexte. Dorénavant, nous devons déclarer un ParagrapheGauche ou un ParagrapheDroite. Il nous faudra également une méthode pour modifier l’alignement si cela est nécessaire.</text:p>
      <text:p text:style-name="P4"><text:span text:style-name="T2">Nous remarquons que cette approche n’est pas idéale, car si nous souhaitons modifier l’alignement au cours de la création d’un bloc de texte, nous devons copier tous les attributs, alors que seule la méthode</text:span><text:span text:style-name="T7"> toString()</text:span><text:span text:style-name="T2"> est différente.</text:span></text:p>
      <text:p text:style-name="P5"/>
      <text:p text:style-name="P4"><text:span text:style-name="T3">2. </text:span><text:span text:style-name="T4">La classe Paragraphe contient les attributs donc est nécessaire pour ParagrapheGauche et ParagrapheDroit. Mais elle peut être utilisée seule pour faire un alignement centré.</text:span></text:p>
      <text:p text:style-name="P5"/>
      <text:p text:style-name="P11">2.<text:span text:style-name="T15">2.Titre</text:span></text:p>
      <text:p text:style-name="P11"><text:span text:style-name="T3">1. </text:span><text:span text:style-name="T4">Nous devons faire des modifications à chaque endroit où un titre est défini, c’est-à-dire</text:span><text:span text:style-name="T2"> </text:span><text:span text:style-name="T3">dans les classes </text:span><text:span text:style-name="T4">E</text:span><text:span text:style-name="T3">ntete et </text:span><text:span text:style-name="T4">C</text:span><text:span text:style-name="T3">hapitre.</text:span></text:p>
      <text:p text:style-name="P11"><text:span text:style-name="T3"/></text:p>
      <text:p text:style-name="P7">2. <text:span text:style-name="T14">Il est possible d’afficher le même texte avec des alignements différents. Il faudrait créer un titre avec le premier alignement et l’afficher, puis créer un second titre avec un autre alignement où on copierait les attributs du premier, etc. Cela n’est pas efficace.</text:span></text:p>
      <text:p text:style-name="P7"/>
      <text:p text:style-name="P6"><text:soft-page-break/>3. <text:span text:style-name="T14">Pour afficher un titre avec une nouvelle forme,</text:span> il faudrait créer une nouvelle fonction d’affichage ou <text:span text:style-name="T14">modifier une classe existante.</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4:10:30.147341021</meta:creation-date>
    <dc:date>2019-10-06T08:55:35.870989927</dc:date>
    <meta:editing-duration>PT18M59S</meta:editing-duration>
    <meta:editing-cycles>3</meta:editing-cycles>
    <meta:generator>LibreOffice/5.2.7.2$Linux_X86_64 LibreOffice_project/20m0$Build-2</meta:generator>
    <meta:document-statistic meta:table-count="0" meta:image-count="0" meta:object-count="0" meta:page-count="2" meta:paragraph-count="25" meta:word-count="341" meta:character-count="2100" meta:non-whitespace-character-count="1779"/>
  </office:meta>
</office:document-meta>
</file>